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style:font-weight-asian="bold" style:font-weight-complex="bold"/>
    </style:style>
    <style:style style:name="P2" style:family="paragraph" style:parent-style-name="Standard">
      <style:text-properties style:font-name="Consolas" fo:font-weight="bold" officeooo:rsid="0002da97" officeooo:paragraph-rsid="0002da97" style:font-weight-asian="bold" style:font-weight-complex="bold"/>
    </style:style>
    <style:style style:name="P3" style:family="paragraph" style:parent-style-name="Standard">
      <style:text-properties style:font-name="Consolas" fo:font-weight="bold" officeooo:rsid="00047520" officeooo:paragraph-rsid="00047520" style:font-weight-asian="bold" style:font-weight-complex="bold"/>
    </style:style>
    <style:style style:name="P4" style:family="paragraph" style:parent-style-name="Standard">
      <style:text-properties style:font-name="Consolas" fo:font-weight="normal" officeooo:rsid="0002da97" officeooo:paragraph-rsid="0002da97" style:font-weight-asian="normal" style:font-weight-complex="normal"/>
    </style:style>
    <style:style style:name="P5" style:family="paragraph" style:parent-style-name="Standard">
      <style:text-properties style:font-name="Consolas" officeooo:rsid="00057726" officeooo:paragraph-rsid="00057726"/>
    </style:style>
    <style:style style:name="P6" style:family="paragraph" style:parent-style-name="Standard">
      <style:text-properties officeooo:rsid="00047520" officeooo:paragraph-rsid="00047520"/>
    </style:style>
    <style:style style:name="P7" style:family="paragraph" style:parent-style-name="Standard">
      <style:text-properties officeooo:rsid="00057726" officeooo:paragraph-rsid="00057726"/>
    </style:style>
    <style:style style:name="P8" style:family="paragraph" style:parent-style-name="Text_20_body">
      <style:text-properties fo:font-weight="bold" officeooo:rsid="0002da97" officeooo:paragraph-rsid="0002da97" style:font-weight-asian="bold" style:font-weight-complex="bold"/>
    </style:style>
    <style:style style:name="P9" style:family="paragraph" style:parent-style-name="Text_20_body">
      <style:text-properties fo:font-weight="normal" officeooo:rsid="0002da97" officeooo:paragraph-rsid="0002da97" style:font-weight-asian="normal" style:font-weight-complex="normal"/>
    </style:style>
    <style:style style:name="T1" style:family="text">
      <style:text-properties style:font-name="Consolas"/>
    </style:style>
    <style:style style:name="T2" style:family="text">
      <style:text-properties style:font-name="Consolas" officeooo:rsid="000027b6"/>
    </style:style>
    <style:style style:name="T3" style:family="text">
      <style:text-properties officeooo:rsid="0000ef19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0ef19"/>
    </style:style>
    <style:style style:name="T6" style:family="text">
      <style:text-properties style:font-name="Liberation Serif" officeooo:rsid="00017598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08823b" style:font-weight-asian="normal" style:font-weight-complex="normal"/>
    </style:style>
    <style:style style:name="T9" style:family="text">
      <style:text-properties style:font-name="Liberation Serif" fo:font-weight="normal" officeooo:rsid="0009f502" style:font-weight-asian="normal" style:font-weight-complex="normal"/>
    </style:style>
    <style:style style:name="T10" style:family="text">
      <style:text-properties style:font-name="Liberation Serif" officeooo:rsid="00055954"/>
    </style:style>
    <style:style style:name="T11" style:family="text">
      <style:text-properties style:font-name="Liberation Serif" officeooo:rsid="00057726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fo:font-weight="bold" officeooo:rsid="0000ef19" style:font-weight-asian="bold" style:font-weight-complex="bold"/>
    </style:style>
    <style:style style:name="T14" style:family="text">
      <style:text-properties style:font-name="Consolas"/>
    </style:style>
    <style:style style:name="T15" style:family="text">
      <style:text-properties style:font-name="Consolas" officeooo:rsid="00055954"/>
    </style:style>
    <style:style style:name="T16" style:family="text">
      <style:text-properties officeooo:rsid="00017598"/>
    </style:style>
    <style:style style:name="T17" style:family="text">
      <style:text-properties officeooo:rsid="0002d3c2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nstants:</text:h>
      <text:p text:style-name="Standard"/>
      <text:p text:style-name="Standard"><text:span text:style-name="T1">toRad</text:span>: Conversion factor from HAU to radians</text:p>
      <text:p text:style-name="Standard"><text:span text:style-name="T1">toHAU</text:span>: Conversion factor from radians to HAU</text:p>
      <text:p text:style-name="Standard"><text:span text:style-name="T1">angleToRad</text:span>: Conversion factor from SM64 angle units to radians</text:p>
      <text:p text:style-name="Standard"><text:span text:style-name="T1">radToAngle</text:span>: Conversion factor from radians to SM64 angle units</text:p>
      <text:p text:style-name="Standard"/>
      <text:h text:style-name="Heading_20_3" text:outline-level="3">Types of classes used:</text:h>
      <text:p text:style-name="Standard"/>
      <text:p text:style-name="Standard"><text:span text:style-name="T18">Position</text:span>: holds <text:span text:style-name="T3">three </text:span>variable, <text:span text:style-name="T1">x</text:span>, <text:span text:style-name="T1">y</text:span>, <text:span text:style-name="T1">z</text:span><text:span text:style-name="T4">, </text:span><text:span text:style-name="T5">that specify a point</text:span></text:p>
      <text:p text:style-name="Standard"><text:span text:style-name="T5"/></text:p>
      <text:p text:style-name="P6"><text:span text:style-name="T13">T</text:span><text:span text:style-name="T12">riangle</text:span><text:span text:style-name="T4">: holds three position type classes within it, </text:span><text:span text:style-name="T1">v1</text:span><text:span text:style-name="T4">, </text:span><text:span text:style-name="T1">v2</text:span><text:span text:style-name="T4">, and </text:span><text:span text:style-name="T1">v3</text:span><text:span text:style-name="T4">, </text:span><text:span text:style-name="T10">as well as a class named </text:span><text:span text:style-name="T15">normal</text:span><text:span text:style-name="T10"> which holds the </text:span><text:span text:style-name="T15">x</text:span><text:span text:style-name="T10">, </text:span><text:span text:style-name="T15">y</text:span><text:span text:style-name="T10">, and </text:span><text:span text:style-name="T15">z</text:span><text:span text:style-name="T10"> components of the unit normal vector </text:span><text:span text:style-name="T11">of the triangle</text:span><text:span text:style-name="T10">, </text:span><text:span text:style-name="T11">as well as the normal offset.</text:span></text:p>
      <text:p text:style-name="P7"><text:span text:style-name="T4">Thus, a tree of the triangle type class looks like</text:span></text:p>
      <text:p text:style-name="P5">triangle</text:p>
      <text:p text:style-name="P5">--v1</text:p>
      <text:p text:style-name="P5">----x</text:p>
      <text:p text:style-name="P5">----y</text:p>
      <text:p text:style-name="P5">----z</text:p>
      <text:p text:style-name="P5">--v2</text:p>
      <text:p text:style-name="P5">----x</text:p>
      <text:p text:style-name="P5">----y</text:p>
      <text:p text:style-name="P5">----z</text:p>
      <text:p text:style-name="P5">--v3</text:p>
      <text:p text:style-name="P5">----x</text:p>
      <text:p text:style-name="P5">----y</text:p>
      <text:p text:style-name="P5">----z</text:p>
      <text:p text:style-name="P5">--normal</text:p>
      <text:p text:style-name="P5">----x</text:p>
      <text:p text:style-name="P5">----y</text:p>
      <text:p text:style-name="P5">----z</text:p>
      <text:p text:style-name="P5">----offset</text:p>
      <text:p text:style-name="Standard"/>
      <text:h text:style-name="Heading_20_3" text:outline-level="3">Functions:</text:h>
      <text:p text:style-name="P8">Syntax used for function arguments:</text:p>
      <text:p text:style-name="P9">An argument presented plainly as a variable name is a required argument, such as <text:span text:style-name="T1">a</text:span><text:span text:style-name="T4"> in </text:span><text:span text:style-name="T1">func(a)</text:span><text:span text:style-name="T4">. An argument presented with a value assignment, such as </text:span><text:span text:style-name="T1">b</text:span><text:span text:style-name="T4"> in </text:span><text:span text:style-name="T1">func(b=2)</text:span><text:span text:style-name="T4"> is an optional argument, and the value shown is its default value. In a function </text:span><text:span text:style-name="T1">func(a, b=2, c=3)</text:span><text:span text:style-name="T4">, you my call it like </text:span><text:span text:style-name="T1">func(1, c=4)</text:span><text:span text:style-name="T4"> or like </text:span><text:span text:style-name="T1">func(1, 2, 4)</text:span><text:span text:style-name="T4">.</text:span></text:p>
      <text:p text:style-name="P1"><text:span text:style-name="T17">applyM</text:span>ovement(position, speed, angle, qf<text:span text:style-name="T3">=4</text:span>, normalY<text:span text:style-name="T3">=1</text:span>)</text:p>
      <text:p text:style-name="Standard"/>
      <text:p text:style-name="Standard"><text:soft-page-break/><text:span text:style-name="T1">position</text:span>, a position type class (see class types), defines the starting position of the movement. <text:span text:style-name="T2">s</text:span><text:span text:style-name="T1">peed</text:span> and <text:span text:style-name="T1">angle</text:span> are the speed and angle the movement is done at <text:span text:style-name="T16">(angle in HAU)</text:span>, <text:span text:style-name="T1">qf</text:span> is how many quarterframes the movement spans, and <text:span text:style-name="T1">normalY</text:span> is the Y component of the unit normal vector of the surface the position is on. Essentially, you'd use this if Mario's standing on a slope, which reduces his de facto speed.</text:p>
      <text:p text:style-name="Standard"/>
      <text:p text:style-name="Standard">The function returns a position class that is the position after the movement is applied.</text:p>
      <text:p text:style-name="Standard"/>
      <text:p text:style-name="P2">applyOJ(position, speed, angle, qf=1, jumpType=’normal’)</text:p>
      <text:p text:style-name="P4"/>
      <text:p text:style-name="P4"><text:span text:style-name="T1">position</text:span><text:span text:style-name="T4">, a position type class (see class types), defines the starting position of the movement. </text:span><text:span text:style-name="T2">s</text:span><text:span text:style-name="T1">peed</text:span><text:span text:style-name="T4"> and </text:span><text:span text:style-name="T1">angle</text:span><text:span text:style-name="T4"> are the speed and angle the movement is done at </text:span><text:span text:style-name="T6">(angle in HAU)</text:span><text:span text:style-name="T4">, and </text:span><text:span text:style-name="T1">qf</text:span><text:span text:style-name="T4"> is how many quarterframes the movement spans (OJs will only ever be 1 qf long, so this variable only needs to be specified in non-OJ jumps).</text:span></text:p>
      <text:p text:style-name="P4"><text:span text:style-name="T4"/></text:p>
      <text:p text:style-name="P4">JumpType<text:span text:style-name="T4"> can have three values:</text:span></text:p>
      <text:p text:style-name="P4">normal<text:span text:style-name="T4">, the default value. In a normal jump, VS is 42 + speed / 4</text:span></text:p>
      <text:p text:style-name="P4">double <text:span text:style-name="T4">is a double jump, whose VS is 52 + speed / 4</text:span></text:p>
      <text:p text:style-name="P4">squish <text:span text:style-name="T4">is a jump done while squished, whose VS is 21 + speed / 8</text:span></text:p>
      <text:p text:style-name="Standard"/>
      <text:p text:style-name="P3">inTriangle(position, triangle)</text:p>
      <text:p text:style-name="P3"><text:span text:style-name="T7"/></text:p>
      <text:p text:style-name="P3"><text:span text:style-name="T7">Finds if the position is inside the triangle on the x and z axes (y-axis </text:span><text:span text:style-name="T8">and normal are</text:span><text:span text:style-name="T7"> not used by this function, </text:span><text:span text:style-name="T9">and thus can be omitted from the triangle class if this is the only thing it is being used for in your code</text:span><text:span text:style-name="T7">), returns a boole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02T09:36:26.729000000</dc:date>
    <meta:editing-duration>PT1H25M46S</meta:editing-duration>
    <meta:editing-cycles>10</meta:editing-cycles>
    <meta:document-statistic meta:table-count="0" meta:image-count="0" meta:object-count="0" meta:page-count="2" meta:paragraph-count="41" meta:word-count="455" meta:character-count="2452" meta:non-whitespace-character-count="2055"/>
  </office:meta>
</office:document-meta>
</file>